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Жанр - нетипична фентъзи и комедия</text:p>
      <text:p text:style-name="P1"/>
      <text:p text:style-name="P1">Главният герой е демон</text:p>
      <text:p text:style-name="P1"/>
      <text:p text:style-name="P1">Конфликт - война на боговете</text:p>
      <text:p text:style-name="P1"/>
      <text:p text:style-name="P1">Част от сюжета:</text:p>
      <text:p text:style-name="P1">Харизматичен млад демон, който прекарва твърде много време сред хората, той случайно е призован от друг свят от млад магьосник, който е замесен в Легендарното пророчество за края на света ... демонът го убива в телепатичен двубой и според закона на Вселената заема тялото и мястото му в пророчеството...</text:p>
      <text:p text:style-name="P1">в резултат на това той трябва или да умре за спасението на този свят, или да намери път обратно към родния си свят, който ще обрече този свят на унищожение.</text:p>
      <text:p text:style-name="P1">Местните богове по всякакъв възможен начин ще му помогнат да се саможертва и осъзнавайки безполезността на своите опити, те ще се опитат да го убият</text:p>
      <text:p text:style-name="P3"><text:s/>(((но не директно, защото Легендарното пророчество ще ги накаже за пряко въздействие върху неговите герои, а боговете, като демоните, обичат да живеят твърде много, за да се жертват за другите))).</text:p>
      <text:p text:style-name="P1">Тази книга си струва да бъде публикувана, защото това е нов кръг на развитие в фантастика и комедия, свежа глътка въздух от нови нетипични истории - в края на краищата всички вече сме уморени от еднотипни герои и ситуации, в които те попадат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769cm" fo:margin-right="0.56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Вячеслав Рубский</meta:initial-creator>
    <meta:creation-date>2020-10-14T19:47:16.19</meta:creation-date>
    <dc:date>2020-10-14T20:17:37.29</dc:date>
    <dc:creator>Вячеслав Рубский</dc:creator>
    <meta:editing-duration>PT15M27S</meta:editing-duration>
    <meta:editing-cycles>3</meta:editing-cycles>
    <meta:generator>OpenOffice/4.1.5$Win32 OpenOffice.org_project/415m1$Build-9789</meta:generator>
    <meta:document-statistic meta:table-count="0" meta:image-count="0" meta:object-count="0" meta:page-count="1" meta:paragraph-count="9" meta:word-count="195" meta:character-count="1145"/>
  </office:meta>
</office:document-meta>
</file>